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47.85pt"/>
    </style:style>
    <style:style style:name="co9" style:family="table-column">
      <style:table-column-properties fo:break-before="auto" style:column-width="715.8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51"/>
    <style:style style:name="ce4" style:family="table-cell" style:parent-style-name="Default" style:data-style-name="N51">
      <style:table-cell-properties fo:background-color="#ffff00"/>
    </style:style>
    <style:style style:name="ce5" style:family="table-cell" style:parent-style-name="Default" style:data-style-name="N5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ressurebomb_greenhouse2019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data_ok</text:p>
          </table:table-cell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urrent_treatment</text:p>
          </table:table-cell>
          <table:table-cell office:value-type="string" calcext:value-type="string">
            <text:p>psi_mPa</text:p>
          </table:table-cell>
          <table:table-cell office:value-type="string" calcext:value-type="string">
            <text:p>side_of_greenhouse</text:p>
          </table:table-cell>
          <table:table-cell office:value-type="string" calcext:value-type="string">
            <text:p>diameter_at_base_mm</text:p>
          </table:table-cell>
          <table:table-cell office:value-type="string" calcext:value-type="string">
            <text:p>percent_dead</text:p>
          </table:table-cell>
          <table:table-cell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ry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orth</text:p>
          </table:table-cell>
          <table:table-cell office:value-type="float" office:value="21.18" calcext:value-type="float">
            <text:p>21.18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wet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north</text:p>
          </table:table-cell>
          <table:table-cell office:value-type="float" office:value="21.64" calcext:value-type="float">
            <text:p>21.64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ry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north</text:p>
          </table:table-cell>
          <table:table-cell office:value-type="float" office:value="21.88" calcext:value-type="float">
            <text:p>21.88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oderate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north</text:p>
          </table:table-cell>
          <table:table-cell office:value-type="float" office:value="21.35" calcext:value-type="float">
            <text:p>21.35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et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rth</text:p>
          </table:table-cell>
          <table:table-cell office:value-type="float" office:value="22.65" calcext:value-type="float">
            <text:p>22.65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oderate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north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oderate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north</text:p>
          </table:table-cell>
          <table:table-cell office:value-type="float" office:value="21.13" calcext:value-type="float">
            <text:p>21.13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ry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north</text:p>
          </table:table-cell>
          <table:table-cell office:value-type="float" office:value="20.55" calcext:value-type="float">
            <text:p>20.55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wet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north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we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south</text:p>
          </table:table-cell>
          <table:table-cell office:value-type="float" office:value="21.24" calcext:value-type="float">
            <text:p>21.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wet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south</text:p>
          </table:table-cell>
          <table:table-cell office:value-type="float" office:value="20.1" calcext:value-type="float">
            <text:p>2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oderate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south</text:p>
          </table:table-cell>
          <table:table-cell office:value-type="float" office:value="20.67" calcext:value-type="float">
            <text:p>20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et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south</text:p>
          </table:table-cell>
          <table:table-cell office:value-type="float" office:value="19.16" calcext:value-type="float">
            <text:p>19.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dry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south</text:p>
          </table:table-cell>
          <table:table-cell office:value-type="float" office:value="21.44" calcext:value-type="float">
            <text:p>21.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dry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south</text:p>
          </table:table-cell>
          <table:table-cell office:value-type="float" office:value="22.55" calcext:value-type="float">
            <text:p>22.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oderate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south</text:p>
          </table:table-cell>
          <table:table-cell office:value-type="float" office:value="21.61" calcext:value-type="float">
            <text:p>21.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oderate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south</text:p>
          </table:table-cell>
          <table:table-cell office:value-type="float" office:value="23.04" calcext:value-type="float">
            <text:p>23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dry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south</text:p>
          </table:table-cell>
          <table:table-cell office:value-type="float" office:value="22.22" calcext:value-type="float">
            <text:p>22.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4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wet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THIS WAS ORIGINALLY ENTERED AS D-20 in logbook but I’m pretty sure it’s M-20; destructive harvest plants; this leaf collected after initial set because I couldn’t get good read on 1st leaf.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8</text:p>
          </table:table-cell>
          <table:table-cell office:value-type="string" calcext:value-type="string">
            <text:p>dry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4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we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this leaf collected at 14:45.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1</text:p>
          </table:table-cell>
          <table:table-cell office:value-type="string" calcext:value-type="string">
            <text:p>dry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moderate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wet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wet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moderate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3</text:p>
          </table:table-cell>
          <table:table-cell office:value-type="string" calcext:value-type="string">
            <text:p>dry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moderate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oderate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dry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dry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et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et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dry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oderate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et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we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oderate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dry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dry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oderate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et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e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oderate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dry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et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oderate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e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dry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dry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moderate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dry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oderate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et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dry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oderate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et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dry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oderate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et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oderate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dry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et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dry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dry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et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oderate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wet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dry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wet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odera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moderate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oderate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et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dry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et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th</text:p>
          </table:table-cell>
          <table:table-cell table:number-columns-repeated="2"/>
          <table:table-cell office:value-type="string" calcext:value-type="string">
            <text:p>Stem broke; couldn’t get rea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oderate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dry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dry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oderate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oderate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wet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dry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oderate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e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et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dry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dry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odera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1</text:p>
          </table:table-cell>
          <table:table-cell office:value-type="string" calcext:value-type="string">
            <text:p>dry_virgin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et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9</text:p>
          </table:table-cell>
          <table:table-cell office:value-type="string" calcext:value-type="string">
            <text:p>dry_virgin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ry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wet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ry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wet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ry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2</text:p>
          </table:table-cell>
          <table:table-cell office:value-type="string" calcext:value-type="string">
            <text:p>dry_virgin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Only 3 good virgin buffer plants, so had to sample from north side for one of them (but is in middle row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4" office:value-type="date" office:date-value="2019-12-03T08:35:00" calcext:value-type="date">
            <text:p>12/03/2019 08:35:00</text:p>
          </table:table-cell>
          <table:table-cell table:style-name="ce2" office:value-type="string" calcext:value-type="string">
            <text:p>clay</text:p>
          </table:table-cell>
          <table:table-cell table:style-name="ce2" office:value-type="string" calcext:value-type="string">
            <text:p>w3</text:p>
          </table:table-cell>
          <table:table-cell table:style-name="ce2" office:value-type="string" calcext:value-type="string">
            <text:p>dry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string" calcext:value-type="string">
            <text:p>north</text:p>
          </table:table-cell>
          <table:table-cell table:style-name="ce2" table:number-columns-repeated="2"/>
          <table:table-cell table:style-name="ce2" office:value-type="string" calcext:value-type="string">
            <text:p>This leaf was accidentally collected from an old W block plant. None of these are on scales, so this measurement is probably useless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wet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ry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1</text:p>
          </table:table-cell>
          <table:table-cell office:value-type="string" calcext:value-type="string">
            <text:p>dry_virgin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wet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2</text:p>
          </table:table-cell>
          <table:table-cell office:value-type="string" calcext:value-type="string">
            <text:p>dry_virgin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9</text:p>
          </table:table-cell>
          <table:table-cell office:value-type="string" calcext:value-type="string">
            <text:p>dry_virgin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wet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ry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ry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ry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Today, started collecting leaves from bottom of plant towards top (had been collecting from top to bottom before today). Started with about 6-7<text:span text:style-name="T1">th</text:span> leaf from top of plant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we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9</text:p>
          </table:table-cell>
          <table:table-cell office:value-type="string" calcext:value-type="string">
            <text:p>dry_virgin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we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r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1</text:p>
          </table:table-cell>
          <table:table-cell office:value-type="string" calcext:value-type="string">
            <text:p>dry_virgin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2</text:p>
          </table:table-cell>
          <table:table-cell office:value-type="string" calcext:value-type="string">
            <text:p>dry_virgin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wet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ry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6T14:15:00" calcext:value-type="date">
            <text:p>12/06/2019 14:1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wet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Only collected from M and D blocks today since running low on leaves in W bloc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6T14:15:00" calcext:value-type="date">
            <text:p>12/06/2019 14:1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ry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6T14:15:00" calcext:value-type="date">
            <text:p>12/06/2019 14:1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we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6T14:15:00" calcext:value-type="date">
            <text:p>12/06/2019 14:1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ry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6T14:15:00" calcext:value-type="date">
            <text:p>12/06/2019 14:1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we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6T14:15:00" calcext:value-type="date">
            <text:p>12/06/2019 14:1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ry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9</text:p>
          </table:table-cell>
          <table:table-cell office:value-type="string" calcext:value-type="string">
            <text:p>dry_virgin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ry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wet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1</text:p>
          </table:table-cell>
          <table:table-cell office:value-type="string" calcext:value-type="string">
            <text:p>dry_virgin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et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ry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ry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2</text:p>
          </table:table-cell>
          <table:table-cell office:value-type="string" calcext:value-type="string">
            <text:p>dry_virgin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wet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6:33:00" calcext:value-type="date">
            <text:p>12/10/19 04:33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wet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6:33:00" calcext:value-type="date">
            <text:p>12/10/19 04:33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1</text:p>
          </table:table-cell>
          <table:table-cell office:value-type="string" calcext:value-type="string">
            <text:p>dry_virgin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6:33:00" calcext:value-type="date">
            <text:p>12/10/19 04:33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ry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6:33:00" calcext:value-type="date">
            <text:p>12/10/19 04:33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9</text:p>
          </table:table-cell>
          <table:table-cell office:value-type="string" calcext:value-type="string">
            <text:p>dry_virgin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6:33:00" calcext:value-type="date">
            <text:p>12/10/19 04:33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wet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6:33:00" calcext:value-type="date">
            <text:p>12/10/19 04:33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ry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6:33:00" calcext:value-type="date">
            <text:p>12/10/19 04:33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2</text:p>
          </table:table-cell>
          <table:table-cell office:value-type="string" calcext:value-type="string">
            <text:p>dry_virgin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6:33:00" calcext:value-type="date">
            <text:p>12/10/19 04:33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ry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6:33:00" calcext:value-type="date">
            <text:p>12/10/19 04:33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wet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8:00:00" calcext:value-type="date">
            <text:p>12/10/19 06:00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9</text:p>
          </table:table-cell>
          <table:table-cell office:value-type="string" calcext:value-type="string">
            <text:p>dry_virgin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8:00:00" calcext:value-type="date">
            <text:p>12/10/19 06:00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we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8:00:00" calcext:value-type="date">
            <text:p>12/10/19 06:00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2</text:p>
          </table:table-cell>
          <table:table-cell office:value-type="string" calcext:value-type="string">
            <text:p>dry_virgin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8:00:00" calcext:value-type="date">
            <text:p>12/10/19 06:00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we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8:00:00" calcext:value-type="date">
            <text:p>12/10/19 06:00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1</text:p>
          </table:table-cell>
          <table:table-cell office:value-type="string" calcext:value-type="string">
            <text:p>dry_virgin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8:00:00" calcext:value-type="date">
            <text:p>12/10/19 06:00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ry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8:00:00" calcext:value-type="date">
            <text:p>12/10/19 06:00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ry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8:00:00" calcext:value-type="date">
            <text:p>12/10/19 06:00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wet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0T18:00:00" calcext:value-type="date">
            <text:p>12/10/19 06:00 P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ry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06:20:00" calcext:value-type="date">
            <text:p>12/11/19 06:20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7</text:p>
          </table:table-cell>
          <table:table-cell office:value-type="string" calcext:value-type="string">
            <text:p>dry_virgin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06:20:00" calcext:value-type="date">
            <text:p>12/11/19 06:20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wet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06:20:00" calcext:value-type="date">
            <text:p>12/11/19 06:20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ry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06:20:00" calcext:value-type="date">
            <text:p>12/11/19 06:20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6</text:p>
          </table:table-cell>
          <table:table-cell office:value-type="string" calcext:value-type="string">
            <text:p>dry_virgin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06:20:00" calcext:value-type="date">
            <text:p>12/11/19 06:20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5</text:p>
          </table:table-cell>
          <table:table-cell office:value-type="string" calcext:value-type="string">
            <text:p>dry_virgin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06:20:00" calcext:value-type="date">
            <text:p>12/11/19 06:20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we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06:20:00" calcext:value-type="date">
            <text:p>12/11/19 06:20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r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06:20:00" calcext:value-type="date">
            <text:p>12/11/19 06:20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wet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06:20:00" calcext:value-type="date">
            <text:p>12/11/19 06:20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ry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10:09:00" calcext:value-type="date">
            <text:p>12/11/19 10:09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5</text:p>
          </table:table-cell>
          <table:table-cell office:value-type="string" calcext:value-type="string">
            <text:p>dry_virgin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10:09:00" calcext:value-type="date">
            <text:p>12/11/19 10:09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ry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10:09:00" calcext:value-type="date">
            <text:p>12/11/19 10:09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6</text:p>
          </table:table-cell>
          <table:table-cell office:value-type="string" calcext:value-type="string">
            <text:p>dry_virgin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10:09:00" calcext:value-type="date">
            <text:p>12/11/19 10:09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wet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10:09:00" calcext:value-type="date">
            <text:p>12/11/19 10:09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wet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10:09:00" calcext:value-type="date">
            <text:p>12/11/19 10:09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ry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10:09:00" calcext:value-type="date">
            <text:p>12/11/19 10:09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ry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10:09:00" calcext:value-type="date">
            <text:p>12/11/19 10:09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8</text:p>
          </table:table-cell>
          <table:table-cell office:value-type="string" calcext:value-type="string">
            <text:p>dry_virgin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1T10:09:00" calcext:value-type="date">
            <text:p>12/11/19 10:09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wet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2T09:38:00" calcext:value-type="date">
            <text:p>12/12/19 09:38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5</text:p>
          </table:table-cell>
          <table:table-cell office:value-type="string" calcext:value-type="string">
            <text:p>dry_virgin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2T09:38:00" calcext:value-type="date">
            <text:p>12/12/19 09:38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we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2T09:38:00" calcext:value-type="date">
            <text:p>12/12/19 09:38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wet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2T09:38:00" calcext:value-type="date">
            <text:p>12/12/19 09:38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ry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2T09:38:00" calcext:value-type="date">
            <text:p>12/12/19 09:38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ry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2T09:38:00" calcext:value-type="date">
            <text:p>12/12/19 09:38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6</text:p>
          </table:table-cell>
          <table:table-cell office:value-type="string" calcext:value-type="string">
            <text:p>dry_virgin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2T09:38:00" calcext:value-type="date">
            <text:p>12/12/19 09:38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ry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2T09:38:00" calcext:value-type="date">
            <text:p>12/12/19 09:38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8</text:p>
          </table:table-cell>
          <table:table-cell office:value-type="string" calcext:value-type="string">
            <text:p>dry_virgin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date" office:date-value="2019-12-12T09:38:00" calcext:value-type="date">
            <text:p>12/12/19 09:38 AM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wet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0:13:43.626541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3T10:15:50.948619291</dc:date>
    <meta:editing-duration>PT57M39S</meta:editing-duration>
    <meta:editing-cycles>32</meta:editing-cycles>
    <meta:generator>LibreOffice/6.2.8.2$Linux_X86_64 LibreOffice_project/20$Build-2</meta:generator>
    <meta:document-statistic meta:table-count="1" meta:cell-count="1401" meta:object-count="0"/>
  </office:meta>
</office:document-meta>
</file>